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38000003DB351C0D4D972CF9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65cm" fo:min-width="5.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634cm" fo:min-width="4.96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5.15cm" fo:min-width="5.7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39cm" fo:min-width="4.964cm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1.55cm" fo:min-width="5.4cm"/>
    </style:style>
    <style:style style:name="gr8" style:family="graphic" style:parent-style-name="standard">
      <style:graphic-properties draw:stroke="none" svg:stroke-color="#000000" draw:fill="none" draw:fill-color="#ffffff" fo:min-height="1.52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5.105cm" fo:min-width="4.731cm"/>
    </style:style>
    <style:style style:name="gr10" style:family="graphic" style:parent-style-name="objectwithoutfill">
      <style:graphic-properties draw:marker-end="Symmetric_20_Arrow" draw:marker-end-width="0.3cm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85cm" fo:min-width="8.1cm"/>
    </style:style>
    <style:style style:name="gr12" style:family="graphic" style:parent-style-name="objectwithoutfill" style:list-style-name="L1">
      <style:graphic-properties draw:marker-end="Symmetric_20_Arrow" draw:marker-end-width="0.3cm" draw:fill="none" draw:textarea-vertical-align="botto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gr14" style:family="graphic" style:parent-style-name="standard">
      <style:graphic-properties draw:fill="none" draw:textarea-horizontal-align="justify" draw:textarea-vertical-align="top" draw:auto-grow-height="false" fo:min-height="6.25cm" fo:min-width="8.2cm"/>
    </style:style>
    <style:style style:name="gr15" style:family="graphic" style:parent-style-name="objectwithoutfill" style:list-style-name="L1">
      <style:graphic-properties draw:marker-end="Symmetric_20_Arrow" draw:marker-end-width="0.3cm" draw:fill="none" draw:textarea-vertical-align="botto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Linux Libertin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>
      <loext:graphic-properties draw:fill="none" draw:fill-color="#ffffff"/>
      <style:text-properties style:font-name="Linux Libertin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FreeMono"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style:font-name="Linux Libertin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Liberation Sans1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4" style:family="text">
      <style:text-properties style:font-name="FreeMono" fo:font-size="12pt" style:font-size-asian="12pt" style:font-size-complex="12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5.5cm" svg:height="1.699cm" svg:x="8cm" svg:y="1.3cm">
          <draw:text-box>
            <text:p text:style-name="P1"><text:span text:style-name="T1">SuperLo</text:span><text:span text:style-name="T1">gger </text:span><text:span text:style-name="T1">Architec</text:span><text:span text:style-name="T1">ture</text:span></text:p>
          </draw:text-box>
        </draw:frame>
        <draw:g xml:id="id2" draw:id="id2">
          <draw:custom-shape draw:style-name="gr2" draw:text-style-name="P4" draw:layer="layout" svg:width="6.2cm" svg:height="5.9cm" svg:x="1.4cm" svg:y="4cm">
            <text:p text:style-name="P3">Computer 1</text:p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5.464cm" svg:height="2.884cm" svg:x="1.8cm" svg:y="6.688cm">
            <text:p text:style-name="P3"><text:span text:style-name="T2">Agent (superlogger.jar)</text:span></text:p>
            <text:p text:style-name="P3"><text:span text:style-name="T2">TCP Server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4" draw:text-style-name="P4" draw:layer="layout" svg:width="6.2cm" svg:height="5.4cm" svg:x="1.4cm" svg:y="14.2cm">
            <text:p text:style-name="P3">Computer n</text:p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464cm" svg:height="2.64cm" svg:x="1.8cm" svg:y="16.66cm">
            <text:p text:style-name="P3"><text:span text:style-name="T2">Agent (superlogger.jar)</text:span></text:p>
            <text:p text:style-name="P3"><text:span text:style-name="T2">TCP Server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draw:layer="layout" svg:width="0.5cm" svg:height="0.5cm" svg:x="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4.001cm" svg:y="11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draw:layer="layout" svg:width="0.5cm" svg:height="0.5cm" svg:x="4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7" draw:text-style-name="P4" draw:layer="layout" svg:width="5.9cm" svg:height="11.8cm" svg:x="11.8cm" svg:y="6.1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6" draw:layer="layout" svg:width="3.226cm" svg:height="1.777cm" svg:x="12.077cm" svg:y="6.734cm">
            <draw:text-box>
              <text:p>Logstash</text:p>
            </draw:text-box>
          </draw:frame>
          <draw:custom-shape draw:style-name="gr9" draw:text-style-name="P8" draw:layer="layout" svg:width="5.231cm" svg:height="5.355cm" svg:x="12.1cm" svg:y="9.145cm">
            <text:p text:style-name="P7"><text:span text:style-name="T3">TCP client</text:span></text:p>
            <text:p text:style-name="P7"><text:span text:style-name="T4">input { </text:span></text:p>
            <text:p text:style-name="P7"><text:span text:style-name="T4"><text:s text:c="2"/></text:span><text:span text:style-name="T4">tcp {</text:span></text:p>
            <text:p text:style-name="P7"><text:span text:style-name="T4"><text:s text:c="4"/></text:span><text:span text:style-name="T4">port =&gt; 6879</text:span></text:p>
            <text:p text:style-name="P7"><text:span text:style-name="T4"><text:s text:c="4"/></text:span><text:span text:style-name="T4">mode =&gt; "client"</text:span></text:p>
            <text:p text:style-name="P7"><text:span text:style-name="T4"><text:s text:c="4"/></text:span><text:span text:style-name="T4">codec =&gt; "json"</text:span></text:p>
            <text:p text:style-name="P7"><text:span text:style-name="T4"><text:s text:c="2"/></text:span><text:span text:style-name="T4">}</text:span></text:p>
            <text:p text:style-name="P7"><text:span text:style-name="T4">}</text:span></text:p>
            <text:p text:style-name="P7"><text:span text:style-name="T4"/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9" draw:layer="layout" draw:type="line" svg:x1="11.8cm" svg:y1="12cm" svg:x2="7.6cm" svg:y2="6.95cm" draw:start-shape="id1" draw:start-glue-point="3" draw:end-shape="id2" svg:d="M11800 12000l-4200-5050" svg:viewBox="0 0 4201 5051">
          <text:p text:style-name="P3"><text:span text:style-name="T5">TCP connection</text:span></text:p>
          <text:p text:style-name="P3"><text:span text:style-name="T5">TCP response </text:span><text:span text:style-name="T5">(JSON)</text:span></text:p>
        </draw:connector>
        <draw:connector draw:style-name="gr10" draw:text-style-name="P9" draw:layer="layout" draw:type="line" svg:x1="11.801cm" svg:y1="13.251cm" svg:x2="7.6cm" svg:y2="16.9cm" draw:end-shape="id3" draw:end-glue-point="1" svg:d="M11801 13251l-4201 3649" svg:viewBox="0 0 4202 3650">
          <text:p text:style-name="P3"><text:span text:style-name="T5">TCP connection</text:span></text:p>
          <text:p text:style-name="P3"><text:span text:style-name="T5">TCP response (JSON)</text:span></text:p>
        </draw:connector>
        <draw:g xml:id="id4" draw:id="id4">
          <draw:custom-shape draw:style-name="gr11" draw:text-style-name="P4" draw:layer="layout" svg:width="8.6cm" svg:height="3.1cm" svg:x="19.6cm" svg:y="6.1cm">
            <text:p text:style-name="P3">ElasticSearch</text:p>
            <draw:enhanced-geometry svg:viewBox="0 0 21600 21600" draw:type="rectangle" draw:enhanced-path="M 0 0 L 21600 0 21600 21600 0 21600 0 0 Z N"/>
          </draw:custom-shape>
        </draw:g>
        <draw:g>
          <draw:connector draw:style-name="gr12" draw:text-style-name="P10" draw:layer="layout" draw:type="line" svg:x1="17.7cm" svg:y1="12cm" svg:x2="19.6cm" svg:y2="7.65cm" draw:start-shape="id1" draw:start-glue-point="1" draw:end-shape="id4" draw:end-glue-point="3" svg:d="M17700 12000l1900-4350" svg:viewBox="0 0 1901 4351">
            <text:p/>
          </draw:connector>
          <draw:frame draw:style-name="gr13" draw:text-style-name="P12" draw:layer="layout" svg:width="2cm" svg:height="1.073cm" svg:x="17.9cm" svg:y="9.1cm">
            <draw:text-box>
              <text:p text:style-name="P11"><text:span text:style-name="T5">HTTP</text:span><text:span text:style-name="T5"><text:line-break/></text:span><text:span text:style-name="T5">JSON</text:span></text:p>
            </draw:text-box>
          </draw:frame>
        </draw:g>
        <draw:custom-shape draw:style-name="gr14" draw:text-style-name="P4" draw:layer="layout" svg:width="8.7cm" svg:height="6.5cm" svg:x="19.5cm" svg:y="12cm">
          <text:p text:style-name="P3">Kibana</text:p>
          <text:p text:style-name="P3"/>
          <draw:enhanced-geometry svg:viewBox="0 0 21600 21600" draw:type="rectangle" draw:enhanced-path="M 0 0 L 21600 0 21600 21600 0 21600 0 0 Z N"/>
        </draw:custom-shape>
        <draw:g>
          <draw:connector draw:style-name="gr15" draw:text-style-name="P10" draw:layer="layout" draw:type="line" svg:x1="23.785cm" svg:y1="11.976cm" svg:x2="23.367cm" svg:y2="9.191cm" svg:d="M23785 11976l-418-2785" svg:viewBox="0 0 419 2786">
            <text:p/>
          </draw:connector>
          <draw:frame draw:style-name="gr13" draw:text-style-name="P12" draw:layer="layout" svg:width="2cm" svg:height="1.073cm" svg:x="23.1cm" svg:y="10.227cm">
            <draw:text-box>
              <text:p text:style-name="P11"><text:span text:style-name="T5">HTTP</text:span><text:span text:style-name="T5"><text:line-break/></text:span><text:span text:style-name="T5">JSON</text:span></text:p>
            </draw:text-box>
          </draw:frame>
        </draw:g>
        <draw:frame draw:style-name="gr16" draw:text-style-name="P3" draw:layer="layout" svg:width="8.051cm" svg:height="4.3cm" svg:x="19.849cm" svg:y="13.5cm">
          <draw:image xlink:href="Pictures/1000000000000738000003DB351C0D4D972CF9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phir LOJKINE</meta:initial-creator>
    <meta:creation-date>2017-04-21T23:10:45.220213525</meta:creation-date>
    <dc:date>2017-04-21T23:34:08.431612212</dc:date>
    <dc:creator>Ophir LOJKINE</dc:creator>
    <meta:editing-duration>PT7M21S</meta:editing-duration>
    <meta:editing-cycles>4</meta:editing-cycles>
    <meta:generator>LibreOffice/5.2.2.2$Linux_X86_64 LibreOffice_project/20m0$Build-2</meta:generator>
    <meta:document-statistic meta:object-count="26"/>
  </office:meta>
</office:document-meta>
</file>